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text-properties officeooo:rsid="0000faf5" officeooo:paragraph-rsid="0000faf5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28pt" fo:language="es" fo:country="ES" fo:font-weight="bold" officeooo:rsid="0000faf5" officeooo:paragraph-rsid="0000faf5" style:font-name-asian="Noto Sans CJK SC" style:font-size-asian="28pt" style:font-weight-asian="bold" style:font-name-complex="Lohit Devanagari" style:font-size-complex="28pt" style:font-weight-complex="bold"/>
    </style:style>
    <style:style style:name="P5" style:family="paragraph" style:parent-style-name="Text_20_body">
      <style:text-properties officeooo:paragraph-rsid="0002e46e"/>
    </style:style>
    <style:style style:name="P6" style:family="paragraph" style:parent-style-name="Title">
      <style:text-properties style:font-name="Liberation Sans" fo:font-size="28pt" fo:language="es" fo:country="ES" fo:font-weight="bold" officeooo:rsid="0000faf5" officeooo:paragraph-rsid="0000faf5" style:font-name-asian="Noto Sans CJK SC" style:font-size-asian="28pt" style:font-weight-asian="bold" style:font-name-complex="Lohit Devanagari" style:font-size-complex="28pt" style:font-weight-complex="bold"/>
    </style:style>
    <style:style style:name="P7" style:family="paragraph" style:parent-style-name="Text_20_body">
      <style:text-properties officeooo:paragraph-rsid="0002e46e"/>
    </style:style>
    <style:style style:name="P8" style:family="paragraph" style:parent-style-name="Text_20_body">
      <style:text-properties officeooo:rsid="0008ab7b" officeooo:paragraph-rsid="0008ab7b"/>
    </style:style>
    <style:style style:name="P9" style:family="paragraph" style:parent-style-name="Text_20_body">
      <style:text-properties officeooo:rsid="0008ab7b" officeooo:paragraph-rsid="000aa8c3"/>
    </style:style>
    <style:style style:name="P10" style:family="paragraph" style:parent-style-name="Text_20_body">
      <style:text-properties officeooo:paragraph-rsid="000e912c"/>
    </style:style>
    <style:style style:name="P11" style:family="paragraph" style:parent-style-name="Text_20_body">
      <style:text-properties style:text-underline-style="none" officeooo:paragraph-rsid="0002e46e"/>
    </style:style>
    <style:style style:name="P12" style:family="paragraph" style:parent-style-name="Heading_20_3">
      <style:text-properties style:text-underline-style="solid" style:text-underline-width="auto" style:text-underline-color="font-color"/>
    </style:style>
    <style:style style:name="P13" style:family="paragraph" style:parent-style-name="Heading_20_3">
      <style:paragraph-properties fo:break-before="page"/>
      <style:text-properties style:text-underline-style="solid" style:text-underline-width="auto" style:text-underline-color="font-color"/>
    </style:style>
    <style:style style:name="T1" style:family="text">
      <style:text-properties officeooo:rsid="0008ab7b"/>
    </style:style>
    <style:style style:name="T2" style:family="text">
      <style:text-properties officeooo:rsid="000be36b"/>
    </style:style>
    <style:style style:name="T3" style:family="text">
      <style:text-properties officeooo:rsid="000d0d01"/>
    </style:style>
    <style:style style:name="T4" style:family="text">
      <style:text-properties officeooo:rsid="000f903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13f2a"/>
    </style:style>
    <style:style style:name="T7" style:family="text">
      <style:text-properties officeooo:rsid="001211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ICLO FORMATIVO DE GRADO SUPERIOR</text:p>
      <text:p text:style-name="P4">-</text:p>
      <text:p text:style-name="P4">DESARROLLO DE APLICACIONES WEB</text:p>
      <text:p text:style-name="P4">CURSO 2020/2021</text:p>
      <text:p text:style-name="P4"/>
      <text:p text:style-name="P4">Módulo: DIW</text:p>
      <text:p text:style-name="P4">“<text:span text:style-name="T7">Practica 1.4</text:span>”</text:p>
      <text:p text:style-name="P4"/>
      <text:p text:style-name="P4"/>
      <text:p text:style-name="P4">Miguel Robles Gámez</text:p>
      <text:p text:style-name="P4"/>
      <text:h text:style-name="P13" text:outline-level="3">1) Ordena de mayor a menor preferencia:</text:h>
      <text:p text:style-name="Standard"/>
      <text:p text:style-name="P10">a) div #id1 .clase<text:span text:style-name="T2"><text:tab/><text:tab/><text:tab/><text:tab/>1) e) #id1 #clase div p</text:span></text:p>
      <text:p text:style-name="P10">b) .clase div p<text:span text:style-name="T2"><text:tab/><text:tab/><text:tab/><text:tab/><text:tab/>2) a) div #id1 .clase </text:span></text:p>
      <text:p text:style-name="P10">c) .clase .id2 div p<text:span text:style-name="T3"><text:tab/><text:tab/>-------&gt;<text:tab/><text:tab/>3) c) .clase .id2 div p</text:span></text:p>
      <text:p text:style-name="P10">d) div section p div em<text:span text:style-name="T3"><text:tab/><text:tab/><text:tab/>4) b) .clase div p</text:span></text:p>
      <text:p text:style-name="P10">e) #id1 #clase div p<text:span text:style-name="T3"><text:tab/><text:tab/><text:tab/><text:tab/>5) d) div section p div em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text-properties officeooo:rsid="0000faf5" officeooo:paragraph-rsid="0000faf5"/>
    </style:style>
    <style:style style:name="MT1" style:family="text">
      <style:text-properties officeooo:rsid="0008ab7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“<text:span text:style-name="MT1">Ejercicio 1.4</text:span>”</text:p>
      </style:header>
      <style:header-first>
        <text:p text:style-name="MP1"/>
      </style:header-first>
      <style:footer>
        <text:p text:style-name="MP2">Miguel Robles Gámez<text:tab/><text:tab/>Página - <text:page-number text:select-page="current">2</text:page-number></text:p>
      </style:footer>
      <style:footer-first>
        <text:p text:style-name="MP2"><text:tab/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1:32:51.770705433</meta:creation-date>
    <dc:date>2020-10-13T19:56:04.657933317</dc:date>
    <meta:editing-duration>PT35M56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89" meta:character-count="446" meta:non-whitespace-character-count="355"/>
  </office:meta>
</office:document-meta>
</file>